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soft-page-break/><text:tab/><text:tab/>void grow(long int n): grows n additional nodes onto the graph using the following algorithm (requires an even value of m):</text:p>
      <text:list xml:id="list1875442482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text:soft-page-break/>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text:soft-page-break/>data structure will cast it to a Vertex*; should be used instead of nodes.at(i)</text:p>
      <text:p text:style-name="P2"/>
      <text:p text:style-name="P2"><text:tab/><text:tab/>grow(long int n): grows n additional nodes onto the graph using the following algorithm:</text:p>
      <text:list xml:id="list955060816"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text:soft-page-break/>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text:soft-page-break/>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text:p>
      <text:p text:style-name="P2"/>
      <text:p text:style-name="P2"><text:tab/><text:tab/>double baseAlpha: the base value of the force constant governing the interactions between nodes, which here are analogous to electrons</text:p>
      <text:p text:style-name="P2"/>
      <text:p text:style-name="P2"><text:tab/><text:tab/>double baseBeta: the base value of the force constant governing the interactions between nodes and the attractive cloud, which here is analogous to the positive charge cloud of the plum pudding model</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inaccuracy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1T16:30:46</dc:date>
    <meta:editing-duration>PT10H56M30S</meta:editing-duration>
    <meta:editing-cycles>148</meta:editing-cycles>
    <meta:generator>LibreOffice/3.5$Linux_x86 LibreOffice_project/350m1$Build-2</meta:generator>
    <meta:document-statistic meta:table-count="0" meta:image-count="0" meta:object-count="0" meta:page-count="8" meta:paragraph-count="123" meta:word-count="2892" meta:character-count="19241" meta:non-whitespace-character-count="16256"/>
  </office:meta>
</office:document-meta>
</file>